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4.1 java doc kommentare dokumentieren :</text:p>
      <text:p text:style-name="Standard">-versionsnummer des quelltextes</text:p>
      <text:p text:style-name="Standard">-seit wann eine funktionalität existiert</text:p>
      <text:p text:style-name="Standard">-parameterbeschreibung einer methode</text:p>
      <text:p text:style-name="Standard">-beschreibung des rückgabewertes einer methode</text:p>
      <text:p text:style-name="Standard">-beschreibung einer exception</text:p>
      <text:p text:style-name="Standard">-link zu einem anderen symbol</text:p>
      <text:p text:style-name="Standard">-zurückgeben des wertes eines konstanten feldes</text:p>
      <text:p text:style-name="Standard">-wiedergeben eines pfades zum hauptverzeichnis</text:p>
      <text:p text:style-name="Standard"/>
      <text:p text:style-name="Standard">4.2 tags beginnen mit @ und enthalten information, was ein befehl aussagt</text:p>
      <text:p text:style-name="Standard">@author – autor des quelltexts</text:p>
      <text:p text:style-name="Standard">@version versionseintrag des textes</text:p>
      <text:p text:style-name="Standard">@param paremeterbeschreibung einer methode</text:p>
      <text:p text:style-name="Standard">@return beschreibung des rückgabewert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32S</meta:editing-duration>
    <meta:editing-cycles>3</meta:editing-cycles>
    <meta:generator>OpenOffice/4.1.1$Win32 OpenOffice.org_project/411m6$Build-9775</meta:generator>
    <dc:date>2018-11-27T18:40:45.22</dc:date>
    <meta:document-statistic meta:table-count="0" meta:image-count="0" meta:object-count="0" meta:page-count="1" meta:paragraph-count="14" meta:word-count="70" meta:character-count="562"/>
    <dc:creator>Knacker Rapse</dc:creator>
    <meta:user-defined meta:name="Info 1"/>
    <meta:user-defined meta:name="Info 2"/>
    <meta:user-defined meta:name="Info 3"/>
    <meta:user-defined meta:name="Info 4"/>
  </office:meta>
</office:document-meta>
</file>